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be0" officeooo:paragraph-rsid="000eebe0"/>
    </style:style>
    <style:style style:name="P2" style:family="paragraph" style:parent-style-name="Standard">
      <style:text-properties officeooo:rsid="000eebe0" officeooo:paragraph-rsid="001284ae"/>
    </style:style>
    <style:style style:name="P3" style:family="paragraph" style:parent-style-name="Standard">
      <style:text-properties officeooo:paragraph-rsid="000eebe0"/>
    </style:style>
    <style:style style:name="P4" style:family="paragraph" style:parent-style-name="Standard">
      <style:text-properties fo:font-weight="bold" officeooo:rsid="000eebe0" officeooo:paragraph-rsid="000eebe0" style:font-weight-asian="bold" style:font-weight-complex="bold"/>
    </style:style>
    <style:style style:name="P5" style:family="paragraph" style:parent-style-name="Standard">
      <style:text-properties fo:font-weight="bold" officeooo:rsid="000eebe0" officeooo:paragraph-rsid="000eebe0" style:font-weight-asian="bold" style:font-weight-complex="bold"/>
    </style:style>
    <style:style style:name="P6" style:family="paragraph" style:parent-style-name="Standard">
      <style:text-properties fo:font-weight="bold" officeooo:rsid="00147241" officeooo:paragraph-rsid="00147241" style:font-weight-asian="bold" style:font-weight-complex="bold"/>
    </style:style>
    <style:style style:name="P7" style:family="paragraph" style:parent-style-name="Standard">
      <style:text-properties officeooo:paragraph-rsid="00147241"/>
    </style:style>
    <style:style style:name="P8" style:family="paragraph" style:parent-style-name="Standard">
      <style:text-properties officeooo:paragraph-rsid="000eebe0"/>
    </style:style>
    <style:style style:name="P9" style:family="paragraph" style:parent-style-name="Standard">
      <style:text-properties officeooo:rsid="000eebe0" officeooo:paragraph-rsid="000eebe0"/>
    </style:style>
    <style:style style:name="P10" style:family="paragraph" style:parent-style-name="Standard">
      <style:text-properties officeooo:rsid="000eebe0" officeooo:paragraph-rsid="001284ae"/>
    </style:style>
    <style:style style:name="T1" style:family="text">
      <style:text-properties officeooo:rsid="000eeb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d013"/>
    </style:style>
    <style:style style:name="T4" style:family="text">
      <style:text-properties officeooo:rsid="001284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ERIMENT NO : <text:span text:style-name="T3">8</text:span></text:p>
      <text:p text:style-name="P4">NAME : YADHU KRISHNAN P U</text:p>
      <text:p text:style-name="P4">CLASS : S7 CSE<text:line-break/>CLASS NO : 60</text:p>
      <text:p text:style-name="P4">DATE : 17-09-2025</text:p>
      <text:p text:style-name="P4"/>
      <text:p text:style-name="P6">THREE ADDRESS CODE TO 8086 ASSEMLBY CODE</text:p>
      <text:p text:style-name="Standard"/>
      <text:p text:style-name="Standard"/>
      <text:p text:style-name="P1"><text:span text:style-name="T2">Program</text:span> </text:p>
      <text:p text:style-name="P1"/>
      <text:p text:style-name="Standard">#include &lt;stdio.h&gt;</text:p>
      <text:p text:style-name="Standard">#include &lt;string.h&gt;</text:p>
      <text:p text:style-name="Standard">#include&lt;stdlib.h&gt;</text:p>
      <text:p text:style-name="Standard">void main()</text:p>
      <text:p text:style-name="Standard">{</text:p>
      <text:p text:style-name="Standard"><text:s text:c="4"/>char code[10][30], str[20], opr[10];</text:p>
      <text:p text:style-name="Standard"><text:s text:c="4"/>int i = 0,k=0;</text:p>
      <text:p text:style-name="Standard"><text:s text:c="4"/>FILE *fp1,*fp2;</text:p>
      <text:p text:style-name="Standard"><text:s text:c="4"/>fp1=fopen("input.txt","r");</text:p>
      <text:p text:style-name="Standard"><text:s text:c="4"/>printf("file opened\n");</text:p>
      <text:p text:style-name="Standard"><text:s text:c="4"/>fp2=fopen("result.txt","w");</text:p>
      <text:p text:style-name="Standard"><text:s text:c="4"/>char op,fir[10],sec[10],res[10];</text:p>
      <text:p text:style-name="Standard"><text:s text:c="4"/>while(!feof(fp1)){</text:p>
      <text:p text:style-name="Standard"/>
      <text:p text:style-name="Standard"><text:s text:c="4"/><text:tab/>fscanf(fp1,"%c%s%s%s\n",&amp;op,fir,sec,res);</text:p>
      <text:p text:style-name="Standard"><text:s text:c="4"/><text:tab/>printf("%c %s %s %s\n",op,fir,sec,res);</text:p>
      <text:p text:style-name="Standard"><text:s text:c="4"/></text:p>
      <text:p text:style-name="Standard"><text:s text:c="4"/><text:tab/>switch (op){</text:p>
      <text:p text:style-name="Standard"><text:tab/><text:tab/>case '+': <text:s text:c="3"/></text:p>
      <text:p text:style-name="Standard"><text:tab/><text:tab/> <text:s text:c="3"/><text:tab/>strcpy(opr, "ADD ");</text:p>
      <text:p text:style-name="Standard"><text:tab/><text:tab/> <text:s text:c="3"/><text:tab/>i=0;</text:p>
      <text:p text:style-name="Standard"><text:tab/><text:tab/> <text:s text:c="3"/><text:tab/>break;</text:p>
      <text:p text:style-name="Standard"><text:tab/> <text:s text:c="3"/><text:tab/>case '-':</text:p>
      <text:p text:style-name="Standard"><text:tab/><text:tab/><text:tab/>strcpy(opr, "SUB");</text:p>
      <text:p text:style-name="Standard"><text:tab/><text:tab/><text:tab/>i=0;</text:p>
      <text:p text:style-name="Standard"><text:tab/><text:tab/><text:tab/>break;</text:p>
      <text:p text:style-name="Standard"><text:tab/><text:tab/>case '*':</text:p>
      <text:p text:style-name="Standard"><text:tab/><text:tab/><text:tab/>strcpy(opr, "MUL ");</text:p>
      <text:p text:style-name="Standard"><text:tab/><text:tab/><text:tab/>i=1;</text:p>
      <text:p text:style-name="Standard"><text:tab/><text:tab/><text:tab/>break;</text:p>
      <text:p text:style-name="Standard"><text:tab/><text:tab/>case '/' :</text:p>
      <text:p text:style-name="Standard"><text:tab/><text:tab/> <text:s text:c="3"/><text:tab/>strcpy(opr, "DIV");</text:p>
      <text:p text:style-name="Standard"><text:tab/><text:tab/><text:tab/>i=1;</text:p>
      <text:p text:style-name="Standard"><text:tab/><text:tab/><text:tab/>break;</text:p>
      <text:p text:style-name="Standard"><text:tab/> <text:s text:c="3"/>}</text:p>
      <text:p text:style-name="Standard"><text:tab/> <text:s text:c="3"/>if(strlen(fir)==2)</text:p>
      <text:p text:style-name="Standard"><text:s text:c="4"/><text:tab/> <text:s text:c="3"/>{<text:tab/></text:p>
      <text:p text:style-name="Standard"><text:s text:c="4"/><text:tab/> <text:s text:c="3"/><text:tab/>if (fir[1]=='1')</text:p>
      <text:p text:style-name="Standard"><text:soft-page-break/><text:s text:c="4"/><text:tab/> <text:s text:c="3"/><text:tab/><text:tab/>fprintf(fp2,"MOV AX,CH\n");</text:p>
      <text:p text:style-name="Standard"><text:s text:c="4"/><text:tab/> <text:s text:c="3"/><text:tab/>else if (fir[1]=='2')</text:p>
      <text:p text:style-name="Standard"><text:s text:c="4"/><text:tab/> <text:s text:c="3"/><text:tab/><text:tab/>fprintf(fp2,"MOV BX,CL\n");</text:p>
      <text:p text:style-name="Standard"><text:s text:c="4"/><text:tab/> <text:s text:c="3"/><text:tab/>else if (fir[1]=='3')</text:p>
      <text:p text:style-name="Standard"><text:s text:c="4"/><text:tab/> <text:s text:c="3"/><text:tab/><text:tab/>fprintf(fp2,"MOV CX,DH\n");</text:p>
      <text:p text:style-name="Standard"><text:s text:c="4"/><text:tab/> <text:s text:c="3"/><text:tab/>else if (fir[1]=='4')</text:p>
      <text:p text:style-name="Standard"><text:s text:c="4"/><text:tab/> <text:s text:c="3"/><text:tab/><text:tab/>fprintf(fp2,"MOV DX,DL\n");</text:p>
      <text:p text:style-name="Standard"><text:s text:c="4"/><text:tab/> <text:s text:c="3"/>}</text:p>
      <text:p text:style-name="Standard"><text:s text:c="4"/><text:tab/> <text:s text:c="3"/>else</text:p>
      <text:p text:style-name="Standard"><text:s text:c="4"/><text:tab/> <text:s text:c="3"/>fprintf(fp2,"MOV AX,[%s]\n", fir);</text:p>
      <text:p text:style-name="Standard"><text:s text:c="4"/><text:tab/> <text:s text:c="3"/>if(strlen(sec)==2)</text:p>
      <text:p text:style-name="Standard"><text:s text:c="4"/><text:tab/> <text:s text:c="3"/>{<text:tab/></text:p>
      <text:p text:style-name="Standard"><text:s text:c="4"/><text:tab/> <text:s text:c="3"/><text:tab/>if (sec[1]=='1')</text:p>
      <text:p text:style-name="Standard"><text:s text:c="4"/><text:tab/> <text:s text:c="3"/><text:tab/><text:tab/>fprintf(fp2,"MOV BX,CH\n");</text:p>
      <text:p text:style-name="Standard"><text:s text:c="4"/><text:tab/> <text:s text:c="3"/><text:tab/>else if (sec[1]=='2')</text:p>
      <text:p text:style-name="Standard"><text:s text:c="4"/><text:tab/> <text:s text:c="3"/><text:tab/><text:tab/>fprintf(fp2,"MOV BX,CL\n");</text:p>
      <text:p text:style-name="Standard"><text:s text:c="4"/><text:tab/> <text:s text:c="3"/><text:tab/>else if (sec[1]=='3')</text:p>
      <text:p text:style-name="Standard"><text:s text:c="4"/><text:tab/> <text:s text:c="3"/><text:tab/><text:tab/>fprintf(fp2,"MOV BX,DH\n");</text:p>
      <text:p text:style-name="Standard"><text:s text:c="4"/><text:tab/> <text:s text:c="3"/><text:tab/>else if (sec[1]=='4')</text:p>
      <text:p text:style-name="Standard"><text:s text:c="4"/><text:tab/> <text:s text:c="3"/><text:tab/><text:tab/>fprintf(fp2,"MOV BX,DL\n");</text:p>
      <text:p text:style-name="Standard"><text:s text:c="4"/><text:tab/> <text:s text:c="3"/>}</text:p>
      <text:p text:style-name="Standard"><text:s text:c="4"/><text:tab/> <text:s text:c="3"/>else</text:p>
      <text:p text:style-name="Standard"><text:s text:c="4"/><text:tab/> <text:s text:c="3"/><text:tab/>fprintf(fp2,"MOV BX,[%s]\n",sec);</text:p>
      <text:p text:style-name="Standard"><text:s text:c="4"/><text:tab/> <text:s text:c="3"/>if (i==0)</text:p>
      <text:p text:style-name="Standard"><text:tab/> <text:s text:c="3"/>fprintf(fp2,"%sAX,BX\n", opr);</text:p>
      <text:p text:style-name="Standard"><text:tab/> <text:s text:c="3"/>else</text:p>
      <text:p text:style-name="Standard"><text:tab/> <text:s text:c="3"/>fprintf(fp2,"%s BX\n", opr);</text:p>
      <text:p text:style-name="Standard"><text:tab/> <text:s text:c="3"/>if(strlen(res)==2)</text:p>
      <text:p text:style-name="Standard"><text:s text:c="4"/><text:tab/> <text:s text:c="3"/>{<text:tab/></text:p>
      <text:p text:style-name="Standard"><text:s text:c="4"/><text:tab/> <text:s text:c="3"/><text:tab/>if (res[1]=='1')</text:p>
      <text:p text:style-name="Standard"><text:s text:c="4"/><text:tab/> <text:s text:c="3"/><text:tab/><text:tab/>fprintf(fp2,"MOV CH,AX\n");</text:p>
      <text:p text:style-name="Standard"><text:s text:c="4"/><text:tab/> <text:s text:c="3"/><text:tab/>else if (res[1]=='2')</text:p>
      <text:p text:style-name="Standard"><text:s text:c="4"/><text:tab/> <text:s text:c="3"/><text:tab/><text:tab/>fprintf(fp2,"MOV CL,AX\n");</text:p>
      <text:p text:style-name="Standard"><text:s text:c="4"/><text:tab/> <text:s text:c="3"/><text:tab/>else if (res[1]=='3')</text:p>
      <text:p text:style-name="Standard"><text:s text:c="4"/><text:tab/> <text:s text:c="3"/><text:tab/><text:tab/>fprintf(fp2,"MOV DH,AX\n");</text:p>
      <text:p text:style-name="Standard"><text:s text:c="4"/><text:tab/> <text:s text:c="3"/><text:tab/>else if (res[1]=='4')</text:p>
      <text:p text:style-name="Standard"><text:s text:c="4"/><text:tab/> <text:s text:c="3"/><text:tab/><text:tab/>fprintf(fp2,"MOV DL,AX\n");</text:p>
      <text:p text:style-name="Standard"><text:s text:c="4"/><text:tab/> <text:s text:c="3"/>}</text:p>
      <text:p text:style-name="Standard"><text:s text:c="4"/><text:tab/> <text:s text:c="3"/></text:p>
      <text:p text:style-name="Standard"><text:tab/> <text:s text:c="3"/>k++;</text:p>
      <text:p text:style-name="Standard"><text:tab/> <text:s text:c="3"/></text:p>
      <text:p text:style-name="Standard"><text:s text:c="4"/>}</text:p>
      <text:p text:style-name="Standard">}</text:p>
      <text:p text:style-name="P3"/>
      <text:p text:style-name="P4">output :</text:p>
      <text:p text:style-name="P1">file opened</text:p>
      <text:p text:style-name="P1">+ a b t1</text:p>
      <text:p text:style-name="P1">+ c d t2</text:p>
      <text:p text:style-name="P1">* t1 t2 t3xnc</text:p>
      <text:p text:style-name="P3"><text:soft-page-break/></text:p>
      <text:p text:style-name="P4">input.txt</text:p>
      <text:p text:style-name="Standard"/>
      <text:p text:style-name="Standard">+ a b t1</text:p>
      <text:p text:style-name="Standard">+ c d t2</text:p>
      <text:p text:style-name="Standard">* t1 t2 t3xnc</text:p>
      <text:p text:style-name="Standard"/>
      <text:p text:style-name="P4"><text:span text:style-name="T4">result</text:span>.txt</text:p>
      <text:p text:style-name="P1"/>
      <text:p text:style-name="P2">MOV AX,[a]</text:p>
      <text:p text:style-name="P2">MOV BX,[b]</text:p>
      <text:p text:style-name="P2">ADD AX,BX</text:p>
      <text:p text:style-name="P2">MOV CH,AX</text:p>
      <text:p text:style-name="P2">MOV AX,[c]</text:p>
      <text:p text:style-name="P2">MOV BX,[d]</text:p>
      <text:p text:style-name="P2">ADD AX,BX</text:p>
      <text:p text:style-name="P2">MOV CL,AX</text:p>
      <text:p text:style-name="P2">MOV AX,CH</text:p>
      <text:p text:style-name="P2">MOV BX,CL</text:p>
      <text:p text:style-name="P2">MUL <text:s/>BX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4:13:18.983706499</meta:creation-date>
    <dc:date>2025-09-24T14:45:53.374666444</dc:date>
    <meta:editing-duration>PT1H15M45S</meta:editing-duration>
    <meta:editing-cycles>5</meta:editing-cycles>
    <meta:generator>LibreOffice/7.3.7.2$Linux_X86_64 LibreOffice_project/30$Build-2</meta:generator>
    <meta:print-date>2025-09-24T14:45:14.075176779</meta:print-date>
    <meta:document-statistic meta:table-count="0" meta:image-count="0" meta:object-count="0" meta:page-count="3" meta:paragraph-count="107" meta:word-count="225" meta:character-count="2152" meta:non-whitespace-character-count="1491"/>
  </office:meta>
</office:document-meta>
</file>